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c97a"/>
    </style:style>
    <style:style style:name="P2" style:family="paragraph" style:parent-style-name="Standard">
      <style:text-properties officeooo:paragraph-rsid="000cf6d1"/>
    </style:style>
    <style:style style:name="P3" style:family="paragraph" style:parent-style-name="Standard">
      <style:text-properties officeooo:paragraph-rsid="000d1398"/>
    </style:style>
    <style:style style:name="P4" style:family="paragraph" style:parent-style-name="Standard">
      <style:text-properties officeooo:paragraph-rsid="000ec411"/>
    </style:style>
    <style:style style:name="P5" style:family="paragraph" style:parent-style-name="Standard">
      <style:text-properties officeooo:paragraph-rsid="001b4be8"/>
    </style:style>
    <style:style style:name="P6" style:family="paragraph" style:parent-style-name="Standard">
      <style:text-properties officeooo:rsid="000e36df" officeooo:paragraph-rsid="000ec411"/>
    </style:style>
    <style:style style:name="P7" style:family="paragraph" style:parent-style-name="Standard">
      <style:text-properties officeooo:rsid="001b4be8" officeooo:paragraph-rsid="001b4be8"/>
    </style:style>
    <style:style style:name="P8" style:family="paragraph" style:parent-style-name="Standard">
      <style:text-properties officeooo:paragraph-rsid="0020c03b"/>
    </style:style>
    <style:style style:name="P9" style:family="paragraph" style:parent-style-name="Standard">
      <style:text-properties officeooo:paragraph-rsid="00223637"/>
    </style:style>
    <style:style style:name="P10" style:family="paragraph" style:parent-style-name="Standard">
      <style:text-properties officeooo:rsid="00223637" officeooo:paragraph-rsid="00223637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ec411"/>
    </style:style>
    <style:style style:name="P12" style:family="paragraph" style:parent-style-name="Standard">
      <style:text-properties officeooo:paragraph-rsid="002b349b"/>
    </style:style>
    <style:style style:name="T1" style:family="text">
      <style:text-properties officeooo:rsid="00029029"/>
    </style:style>
    <style:style style:name="T2" style:family="text">
      <style:text-properties officeooo:rsid="00043222"/>
    </style:style>
    <style:style style:name="T3" style:family="text">
      <style:text-properties officeooo:rsid="000495ff"/>
    </style:style>
    <style:style style:name="T4" style:family="text">
      <style:text-properties officeooo:rsid="00066dcb"/>
    </style:style>
    <style:style style:name="T5" style:family="text">
      <style:text-properties officeooo:rsid="0006e4c5"/>
    </style:style>
    <style:style style:name="T6" style:family="text">
      <style:text-properties officeooo:rsid="0007614b"/>
    </style:style>
    <style:style style:name="T7" style:family="text">
      <style:text-properties officeooo:rsid="0007b9a1"/>
    </style:style>
    <style:style style:name="T8" style:family="text">
      <style:text-properties officeooo:rsid="00093dd4"/>
    </style:style>
    <style:style style:name="T9" style:family="text">
      <style:text-properties officeooo:rsid="000caf3c"/>
    </style:style>
    <style:style style:name="T10" style:family="text">
      <style:text-properties officeooo:rsid="000cc4c8"/>
    </style:style>
    <style:style style:name="T11" style:family="text">
      <style:text-properties officeooo:rsid="000cf6d1"/>
    </style:style>
    <style:style style:name="T12" style:family="text">
      <style:text-properties officeooo:rsid="000d1398"/>
    </style:style>
    <style:style style:name="T13" style:family="text">
      <style:text-properties officeooo:rsid="000e36df"/>
    </style:style>
    <style:style style:name="T14" style:family="text">
      <style:text-properties officeooo:rsid="0010953c"/>
    </style:style>
    <style:style style:name="T15" style:family="text">
      <style:text-properties officeooo:rsid="0010e7f8"/>
    </style:style>
    <style:style style:name="T16" style:family="text">
      <style:text-properties officeooo:rsid="0012009d"/>
    </style:style>
    <style:style style:name="T17" style:family="text">
      <style:text-properties officeooo:rsid="0013b6f3"/>
    </style:style>
    <style:style style:name="T18" style:family="text">
      <style:text-properties officeooo:rsid="0015483d"/>
    </style:style>
    <style:style style:name="T19" style:family="text">
      <style:text-properties officeooo:rsid="0016a8b1"/>
    </style:style>
    <style:style style:name="T20" style:family="text">
      <style:text-properties officeooo:rsid="00178181"/>
    </style:style>
    <style:style style:name="T21" style:family="text">
      <style:text-properties officeooo:rsid="00198eb7"/>
    </style:style>
    <style:style style:name="T22" style:family="text">
      <style:text-properties officeooo:rsid="001b4be8"/>
    </style:style>
    <style:style style:name="T23" style:family="text">
      <style:text-properties officeooo:rsid="001d1152"/>
    </style:style>
    <style:style style:name="T24" style:family="text">
      <style:text-properties officeooo:rsid="001f010e"/>
    </style:style>
    <style:style style:name="T25" style:family="text">
      <style:text-properties officeooo:rsid="0020c03b"/>
    </style:style>
    <style:style style:name="T26" style:family="text">
      <style:text-properties officeooo:rsid="00223637"/>
    </style:style>
    <style:style style:name="T27" style:family="text">
      <style:text-properties officeooo:rsid="00224c62"/>
    </style:style>
    <style:style style:name="T28" style:family="text">
      <style:text-properties officeooo:rsid="0026a3ca"/>
    </style:style>
    <style:style style:name="T29" style:family="text">
      <style:text-properties officeooo:rsid="0028baa1"/>
    </style:style>
    <style:style style:name="T30" style:family="text">
      <style:text-properties officeooo:rsid="0028eaf7"/>
    </style:style>
    <style:style style:name="T31" style:family="text">
      <style:text-properties officeooo:rsid="0029c212"/>
    </style:style>
    <style:style style:name="T32" style:family="text">
      <style:text-properties officeooo:rsid="0029ed6e"/>
    </style:style>
    <style:style style:name="T33" style:family="text">
      <style:text-properties officeooo:rsid="002b34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→<text:span text:style-name="T1"> Lichtschalter speichert 1 Bit (0 und 1), also die Information an und aus.</text:span></text:p>
      <text:p text:style-name="Standard">→<text:span text:style-name="T1"> Die Verarbeitung der Abfolgen von 0 und 1, wird durch elektrotechnischen Baugruppen <text:tab/>realisiert. Eine folge von zwei mal 1, die in den Eingang einer UND-Schaltung fließt (1 <text:tab/>bedeutet Strom fließt), hat zu folge, dass aus dem elektronischem Bauteil Strom fließt (eine <text:tab/>1 ausgegeben wird).</text:span></text:p>
      <text:p text:style-name="Standard">→<text:span text:style-name="T2"> Zeichen werden als Bitfolge gespeichert. 01010011 ist in der UTF-8 Kodierung der Buchstabe S.</text:span></text:p>
      <text:p text:style-name="Standard"><text:tab/><text:span text:style-name="T3">Soll die CPU die Werte der Zeichen 8 und 7 addieren, müssen die Zeichen erst in Bitfolgen <text:tab/></text:span></text:p>
      <text:p text:style-name="Standard"><text:tab/><text:span text:style-name="T3">übersetzt werden.</text:span></text:p>
      <text:p text:style-name="Standard">→<text:span text:style-name="T4"> Von-Neumann-Architektur:</text:span></text:p>
      <text:p text:style-name="Standard"><text:tab/>→<text:span text:style-name="T4"> Vor der Einführung der Architektur waren Programme, in Form von Lochkarten oder <text:tab/><text:tab/>integrierter Schaltkreise, unveränderlich.</text:span></text:p>
      <text:p text:style-name="Standard"><text:tab/>→<text:span text:style-name="T5"> Programme und Daten werden Gemeinsam in einen gemeinsamen Hauptspeicher <text:tab/><text:tab/><text:tab/>abgelegt.</text:span></text:p>
      <text:p text:style-name="Standard"><text:tab/><text:tab/>→<text:span text:style-name="T6"> Dadurch können Programme und Daten im Speicher verändert oder ausgetauscht <text:tab/><text:tab/><text:tab/>werden, wodurch das Programmieren erst ermöglicht wird.</text:span></text:p>
      <text:p text:style-name="Standard"><text:tab/>→<text:span text:style-name="T7"> Kernelemente:</text:span></text:p>
      <text:p text:style-name="Standard"><text:tab/><text:tab/>→<text:span text:style-name="T7"> Speicher (RAM)</text:span></text:p>
      <text:p text:style-name="Standard"><text:tab/><text:tab/><text:tab/>→<text:span text:style-name="T10"> Der Speicher ist Veränderlich (Random Access Memory), dadurch</text:span></text:p>
      <text:p text:style-name="Standard"><text:tab/><text:tab/><text:tab/><text:tab/><text:span text:style-name="T10">Können Programme ausgetauscht werden, was das Programmieren</text:span></text:p>
      <text:p text:style-name="Standard"><text:tab/><text:tab/><text:tab/><text:tab/><text:span text:style-name="T10">erst ermöglicht.</text:span></text:p>
      <text:p text:style-name="Standard"/>
      <text:p text:style-name="Standard"><text:tab/><text:tab/>→<text:span text:style-name="T7"> Steuerwerk (CPU)</text:span></text:p>
      <text:p text:style-name="Standard"><text:tab/><text:tab/><text:tab/>→<text:span text:style-name="T7"> laden der ausführbaren Befehle eines Programms in die CPU. </text:span></text:p>
      <text:p text:style-name="Standard"><text:tab/><text:tab/><text:tab/>→<text:span text:style-name="T7"> Befehle interpretieren z.B. Addition.</text:span></text:p>
      <text:p text:style-name="P8"><text:tab/><text:tab/><text:tab/>→<text:span text:style-name="T25"> Dem Rechenwerk interpretierte Befehle mitteilen z.B. lade Wert aus </text:span></text:p>
      <text:p text:style-name="P9"><text:tab/><text:tab/><text:tab/><text:tab/><text:span text:style-name="T26">Adresse xy in den Akkumulator oder speicher Wert xy in </text:span></text:p>
      <text:p text:style-name="P10"><text:tab/><text:tab/><text:tab/><text:tab/>Akkumulator oder speicher Wert xy <text:span text:style-name="T29">aus</text:span> Akkumulator in </text:p>
      <text:p text:style-name="P9"><text:tab/><text:tab/><text:tab/><text:tab/><text:span text:style-name="T27">Speicheradresse B10D224E.</text:span></text:p>
      <text:p text:style-name="P8"><text:tab/><text:tab/><text:tab/>→<text:span text:style-name="T7"> Dem Rechenwerk mitteilen, welche Operation mit den Daten durchgeführt <text:tab/><text:tab/><text:tab/><text:tab/>werden sollen z.B. Addition.</text:span></text:p>
      <text:p text:style-name="P1"><text:tab/><text:tab/></text:p>
      <text:p text:style-name="P1"><text:tab/><text:tab/>→<text:span text:style-name="T7"> Rechenwerk (CPU)</text:span></text:p>
      <text:p text:style-name="Standard"><text:tab/><text:tab/><text:tab/>→<text:span text:style-name="T8"> Besitzt ausführbare arithmetische und logische Funktionen (ALU).</text:span></text:p>
      <text:p text:style-name="Standard"><text:tab/><text:tab/><text:tab/>→<text:span text:style-name="T8"> Führt Berechnungen aus.</text:span></text:p>
      <text:p text:style-name="P2"><text:tab/><text:tab/></text:p>
      <text:p text:style-name="P2"><text:tab/><text:tab/>→<text:span text:style-name="T7"> Ein-/Ausgabe</text:span></text:p>
      <text:p text:style-name="P2"><text:tab/><text:tab/><text:tab/>→<text:span text:style-name="T11"> z.B. Tastatur, Maus, Monitor, Scanner, Netzwerk… .</text:span></text:p>
      <text:p text:style-name="P2"><text:tab/></text:p>
      <text:p text:style-name="P2"><text:tab/><text:tab/>→<text:span text:style-name="T7"> Bus</text:span></text:p>
      <text:p text:style-name="Standard"><text:tab/><text:tab/><text:tab/>→<text:span text:style-name="T9"> Übertragung der Daten von bspw. Speicher zu CPU.</text:span></text:p>
      <text:p text:style-name="Standard"><text:tab/><text:tab/><text:tab/>→<text:span text:style-name="T9"> Je mehr Leitungen (Bus) desto mehr Daten können auf einmal, über <text:tab/><text:tab/><text:tab/><text:tab/><text:tab/>Leiterbahnen, übertragen werden. Daher sind 64 Bit-Systeme (64 <text:tab/><text:tab/><text:tab/><text:tab/><text:tab/>Leitungen), schneller als 32 Bit-Systeme.</text:span></text:p>
      <text:p text:style-name="Standard"/>
      <text:p text:style-name="Standard"><text:tab/><text:tab/>→<text:span text:style-name="T7"> Der Verbund von Steuerwerk und Rechenwerk sind wesentliche Hauptelemente <text:tab/><text:tab/><text:tab/>der CPU.</text:span></text:p>
      <text:p text:style-name="P3"><text:tab/><text:tab/></text:p>
      <text:p text:style-name="P3"><text:tab/><text:tab/>→<text:span text:style-name="T12"> Ablauf einer Berechnung in einem Von-Neumann-Computer </text:span></text:p>
      <text:p text:style-name="P3"><text:tab/><text:tab/><text:tab/>→<text:span text:style-name="T12"> Speicherung der Befehle eines Programms in aufeinander folgenden <text:tab/><text:tab/><text:tab/><text:tab/><text:tab/>Form in aufeinander folgenden Speicherzellen.</text:span><text:tab/></text:p>
      <text:p text:style-name="P12"><text:soft-page-break/><text:tab/><text:tab/><text:tab/>→<text:span text:style-name="T12"> Beim Start des Programms: Laden des ersten Befehls, durch das <text:tab/><text:tab/><text:tab/><text:tab/><text:tab/>Steuerwerk, in das Rechenwerk </text:span><text:span text:style-name="T33">(vorher wird der Befehl vom</text:span></text:p>
      <text:p text:style-name="P12"><text:span text:style-name="T12"><text:tab/><text:tab/><text:tab/><text:tab/></text:span><text:span text:style-name="T33">Rechenwerk interpretiert)</text:span><text:span text:style-name="T12">.</text:span></text:p>
      <text:p text:style-name="P3"><text:tab/><text:tab/><text:tab/>→<text:span text:style-name="T13"> Befehl </text:span><text:span text:style-name="T30">(welcher immer vom Rechenwerk </text:span><text:span text:style-name="T32">ausgeführt</text:span><text:span text:style-name="T30"> wird) </text:span><text:span text:style-name="T13">enthält: </text:span></text:p>
      <text:p text:style-name="P3"><text:tab/><text:tab/><text:tab/><text:tab/>→<text:span text:style-name="T13"> Laden von Daten aus dem Speicher in das Rechenwerk. Oder</text:span></text:p>
      <text:p text:style-name="P4"><text:tab/><text:tab/><text:tab/><text:tab/>→<text:span text:style-name="T13"> Anweisung, an das Rechenwerk, zum Ausführen von <text:tab/><text:tab/><text:tab/><text:tab/><text:tab/><text:tab/><text:tab/>Berechnungen von Daten die sich bereits im Rechenwerk <text:tab/><text:tab/><text:tab/><text:tab/><text:tab/><text:tab/>befinden. Oder</text:span></text:p>
      <text:p text:style-name="P6"><text:tab/><text:tab/><text:tab/><text:tab/>→ Anweisung, <text:span text:style-name="T31">Daten vom </text:span>Rechenwerk, <text:span text:style-name="T31">im Speicher ablegen.</text:span></text:p>
      <text:p text:style-name="P6"><text:s/><text:tab/><text:tab/><text:tab/>→ Das Steuerwerk Ladet Befehl aus dem Speicher, interpretiert <text:span text:style-name="T28">ihn</text:span>, übergibt </text:p>
      <text:p text:style-name="P4"><text:tab/><text:tab/><text:tab/><text:tab/><text:span text:style-name="T14">den Befehl an Das Rechenwerk. Das wird solange wiederholt, bis </text:span></text:p>
      <text:p text:style-name="P11"><text:tab/><text:tab/><text:tab/><text:tab/><text:span text:style-name="T14">das Programm abgearbeitet ist.</text:span></text:p>
      <text:p text:style-name="P4"/>
      <text:p text:style-name="P4">--<text:span text:style-name="T15">Verteilte Systeme und Kommunikationsnetze--</text:span></text:p>
      <text:p text:style-name="P4">→<text:span text:style-name="T15"> Rechner die über ein Kommunikationsnetz verbunden sind und Daten austauschen.</text:span></text:p>
      <text:p text:style-name="P4">→<text:span text:style-name="T16"> Netzwerkschnittstelle z.B. Netzwerk-Karte, W-LAN-Addapter </text:span></text:p>
      <text:p text:style-name="P4"><text:tab/>→<text:span text:style-name="T16"> Verbindung zu Kommunikationsnetz z.B. LAN (Local Area Network), in dem Rechner <text:tab/><text:tab/>über bspw. Switch verbunden sind.</text:span></text:p>
      <text:p text:style-name="P11"><text:tab/><text:tab/><text:span text:style-name="T16">Über den Router (ein Rechner mit Netzwerkschnittstelle) können Daten von einem <text:tab/><text:tab/>Kommunikationsnetz z.B. LAN zu einem anderen Kommunikationsnetz geleitet <text:tab/><text:tab/><text:tab/>werden (ein Internet entsteht).</text:span></text:p>
      <text:p text:style-name="P4"/>
      <text:p text:style-name="P4">--<text:span text:style-name="T17">Betriebliche Informationssysteme--</text:span></text:p>
      <text:p text:style-name="P4">→<text:span text:style-name="T17"> Gewerblich eingesetzte Softwaresysteme.</text:span></text:p>
      <text:p text:style-name="P4">→<text:span text:style-name="T17"> Eingeschränkt auf die gewerbliche Nutzung.</text:span></text:p>
      <text:p text:style-name="P4">→<text:span text:style-name="T17"> Eingesetzt um ein Ziel einer Organisation zu erreichen.</text:span></text:p>
      <text:p text:style-name="P4">→<text:span text:style-name="T17"> Betrachtet wir: Das System an sich, die Schnittstellen zu den Benutzern des Systems und</text:span></text:p>
      <text:p text:style-name="P4"><text:tab/><text:span text:style-name="T18">technische Schnittstellen zu anderen Systemen.</text:span></text:p>
      <text:p text:style-name="P4">→<text:span text:style-name="T19"> Vier Arten von Betrieblichen Informationssystemen </text:span></text:p>
      <text:p text:style-name="P4"><text:tab/>→<text:span text:style-name="T19"> Kommunikation System</text:span></text:p>
      <text:p text:style-name="P4"><text:tab/><text:tab/>→<text:span text:style-name="T20"> Dienen der Unterstützung zur zwischenmenschlichen Kommunikation.</text:span></text:p>
      <text:p text:style-name="P4"><text:tab/></text:p>
      <text:p text:style-name="P4"><text:tab/>→<text:span text:style-name="T20"> Querschnitts Systeme</text:span></text:p>
      <text:p text:style-name="P4"><text:tab/><text:tab/>→<text:span text:style-name="T20"> Müssen nicht branchen- oder organisationsspezifisch angepasst werden.</text:span></text:p>
      <text:p text:style-name="P4"><text:tab/><text:tab/>→<text:span text:style-name="T20"> Beispiele: Word, PowerPoint, LibreOffice.</text:span></text:p>
      <text:p text:style-name="P4"/>
      <text:p text:style-name="P4"><text:tab/>→<text:span text:style-name="T21"> Operative Systeme</text:span></text:p>
      <text:p text:style-name="P4"><text:tab/><text:tab/>→<text:span text:style-name="T21"> Unterstützen gezielt Geschäftsprozesse und Aktivitäten eines Unternehmens.</text:span></text:p>
      <text:p text:style-name="P5"><text:tab/><text:tab/>→<text:span text:style-name="T22"> Angepasst an die wertschöpfenden und unterstützenden Geschäftsprozesse von </text:span></text:p>
      <text:p text:style-name="P7"><text:tab/><text:tab/><text:tab/>Organisationen.</text:p>
      <text:p text:style-name="P5"><text:tab/><text:tab/>→<text:span text:style-name="T22"> Die Software ist branchen-neutral (keine Anpassung der Software), </text:span></text:p>
      <text:p text:style-name="P5"><text:tab/><text:tab/><text:tab/><text:span text:style-name="T23">organisationsbedingte Anpassung, Neuentwicklung einer eigenen Lösung.</text:span></text:p>
      <text:p text:style-name="P5"><text:tab/></text:p>
      <text:p text:style-name="P5"><text:tab/>→<text:span text:style-name="T23"> Dispositive Systemen<text:tab/></text:span></text:p>
      <text:p text:style-name="P5"><text:tab/><text:tab/>→<text:span text:style-name="T24"> Unterstützung der Planungs- und Entscheidungsprozessen.</text:span></text:p>
      <text:p text:style-name="P5"><text:tab/><text:tab/>→<text:span text:style-name="T24"> Daten die aus Operativen Systemen gewonnen werden, werden als </text:span></text:p>
      <text:p text:style-name="P5"><text:tab/><text:tab/><text:tab/><text:span text:style-name="T24">Input für Dispositive Systeme verwend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2:25:19.427725177</meta:creation-date>
    <meta:generator>LibreOffice/6.4.6.2$Linux_X86_64 LibreOffice_project/40$Build-2</meta:generator>
    <dc:date>2021-03-11T17:06:09.733042457</dc:date>
    <meta:editing-duration>P1DT12H17M54S</meta:editing-duration>
    <meta:editing-cycles>40</meta:editing-cycles>
    <meta:document-statistic meta:table-count="0" meta:image-count="0" meta:object-count="0" meta:page-count="2" meta:paragraph-count="75" meta:word-count="607" meta:character-count="4569" meta:non-whitespace-character-count="3808"/>
  </office:meta>
</office:document-meta>
</file>